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Tim Guimond and Kristen O’Brien</text:p>
      <text:p text:style-name="Date">15/04/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>ODT document</dc:title>
    <dc:description/>
    <dc:subject/>
    <meta:keyword/>
    <meta:initial-creator>Tim Guimond and Kristen O’Brien</meta:initial-creator>
    <dc:creator>Tim Guimond and Kristen O’Brien</dc:creator>
    <meta:creation-date>2020-04-15T16:37:28Z</meta:creation-date>
    <dc:date>2020-04-15T16:37:28Z</dc:date>
    <meta:user-defined meta:name="date" meta:value-type="string">15/04/2020</meta:user-defined>
    <meta:user-defined meta:name="output" meta:value-type="string">odt_document</meta:user-defined>
  </office:meta>
</office:document-meta>
</file>